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svg:font-family="Courier" style:font-adornments="Regular" style:font-family-generic="modern" style:font-pitch="fixed"/>
    <style:font-face style:name="Bitstream Charter" svg:font-family="'Bitstream Charter'" style:font-family-generic="roman" style:font-pitch="variable"/>
    <style:font-face style:name="Bitstream Charter1" svg:font-family="'Bitstream Charter'" style:font-family-generic="swiss" style:font-pitch="variable"/>
    <style:font-face style:name="DejaVu Sans" svg:font-family="'DejaVu Sans'" style:font-family-generic="swiss" style:font-pitch="variable"/>
    <style:font-face style:name="Droid Sans" svg:font-family="'Droid Sans'" style:font-family-generic="swiss" style:font-pitch="variable"/>
    <style:font-face style:name="DejaVu Sans1" svg:font-family="'DejaVu Sans'" style:font-family-generic="system" style:font-pitch="variable"/>
    <style:font-face style:name="微软雅黑" svg:font-family="微软雅黑" style:font-family-generic="system" style:font-pitch="variable"/>
  </office:font-face-decls>
  <office:automatic-styles>
    <style:style style:name="Table17" style:family="table">
      <style:table-properties style:width="17.607cm" fo:margin-left="0cm" table:align="left"/>
    </style:style>
    <style:style style:name="Table17.A" style:family="table-column">
      <style:table-column-properties style:column-width="3.295cm"/>
    </style:style>
    <style:style style:name="Table17.B" style:family="table-column">
      <style:table-column-properties style:column-width="4.86cm"/>
    </style:style>
    <style:style style:name="Table17.C" style:family="table-column">
      <style:table-column-properties style:column-width="3.609cm"/>
    </style:style>
    <style:style style:name="Table17.D" style:family="table-column">
      <style:table-column-properties style:column-width="0.347cm"/>
    </style:style>
    <style:style style:name="Table17.E" style:family="table-column">
      <style:table-column-properties style:column-width="5.496cm"/>
    </style:style>
    <style:style style:name="Table17.A1" style:family="table-cell">
      <style:table-cell-properties fo:padding="0.097cm" fo:border-left="none" fo:border-right="none" fo:border-top="0.05pt solid #000000" fo:border-bottom="none"/>
    </style:style>
    <style:style style:name="Table17.A2" style:family="table-cell">
      <style:table-cell-properties fo:padding="0.097cm" fo:border-left="none" fo:border-right="none" fo:border-top="none" fo:border-bottom="0.05pt solid #000000"/>
    </style:style>
    <style:style style:name="Table17.A3" style:family="table-cell">
      <style:table-cell-properties fo:padding="0.097cm" fo:border="none"/>
    </style:style>
    <style:style style:name="Table18" style:family="table">
      <style:table-properties style:width="17.607cm" fo:margin-left="0cm" table:align="left"/>
    </style:style>
    <style:style style:name="Table18.A" style:family="table-column">
      <style:table-column-properties style:column-width="3.295cm"/>
    </style:style>
    <style:style style:name="Table18.B" style:family="table-column">
      <style:table-column-properties style:column-width="4.089cm"/>
    </style:style>
    <style:style style:name="Table18.C" style:family="table-column">
      <style:table-column-properties style:column-width="3.801cm"/>
    </style:style>
    <style:style style:name="Table18.D" style:family="table-column">
      <style:table-column-properties style:column-width="0.579cm"/>
    </style:style>
    <style:style style:name="Table18.E" style:family="table-column">
      <style:table-column-properties style:column-width="5.844cm"/>
    </style:style>
    <style:style style:name="Table18.A1" style:family="table-cell">
      <style:table-cell-properties fo:padding="0.097cm" fo:border-left="none" fo:border-right="none" fo:border-top="0.05pt solid #000000" fo:border-bottom="none"/>
    </style:style>
    <style:style style:name="Table18.A2" style:family="table-cell">
      <style:table-cell-properties fo:padding="0.097cm" fo:border-left="none" fo:border-right="none" fo:border-top="none" fo:border-bottom="0.05pt solid #000000"/>
    </style:style>
    <style:style style:name="Table18.A3" style:family="table-cell">
      <style:table-cell-properties fo:padding="0.097cm" fo:border="none"/>
    </style:style>
    <style:style style:name="Table19" style:family="table">
      <style:table-properties style:width="17.59cm" table:align="margins"/>
    </style:style>
    <style:style style:name="Table19.A" style:family="table-column">
      <style:table-column-properties style:column-width="17.59cm" style:rel-column-width="9972*"/>
    </style:style>
    <style:style style:name="Table19.A1" style:family="table-cell">
      <style:table-cell-properties fo:background-color="#e6e6e6" fo:padding="0.097cm" fo:border="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text-properties fo:font-size="12pt" style:font-size-asian="12pt" style:font-size-complex="12pt"/>
    </style:style>
    <style:style style:name="P3" style:family="paragraph" style:parent-style-name="Text_20_body">
      <style:text-properties fo:font-size="12pt" style:font-size-asian="10.5pt" style:font-size-complex="12pt"/>
    </style:style>
    <style:style style:name="P4" style:family="paragraph" style:parent-style-name="Text_20_body">
      <style:text-properties fo:font-size="12pt" fo:font-weight="normal" style:font-size-asian="10.5pt" style:font-weight-asian="normal" style:font-size-complex="12pt" style:font-weight-complex="normal"/>
    </style:style>
    <style:style style:name="P5" style:family="paragraph" style:parent-style-name="Text_20_body">
      <style:paragraph-properties fo:text-align="end" style:justify-single-word="false" fo:background-color="transparent" style:shadow="none">
        <style:tab-stops/>
        <style:background-image/>
      </style:paragraph-properties>
    </style:style>
    <style:style style:name="P6" style:family="paragraph" style:parent-style-name="Text_20_body">
      <style:paragraph-properties fo:text-align="end" style:justify-single-word="false" fo:background-color="transparent" style:shadow="none">
        <style:tab-stops/>
        <style:background-image/>
      </style:paragraph-properties>
      <style:text-properties fo:font-size="18pt" style:font-size-asian="18pt" style:font-size-complex="18pt"/>
    </style:style>
    <style:style style:name="P7" style:family="paragraph" style:parent-style-name="Table_20_Heading">
      <style:paragraph-properties fo:text-align="start" style:justify-single-word="false"/>
      <style:text-properties fo:font-weight="bold" style:font-weight-asian="bold" style:font-weight-complex="bold"/>
    </style:style>
    <style:style style:name="P8" style:family="paragraph" style:parent-style-name="Table_20_Contents">
      <style:paragraph-properties fo:text-align="start" style:justify-single-word="false"/>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font-weight="normal" style:font-weight-asian="normal" style:font-weight-complex="normal"/>
    </style:style>
    <style:style style:name="P11" style:family="paragraph" style:parent-style-name="Table_20_Contents">
      <style:paragraph-properties fo:text-align="start" style:justify-single-word="false"/>
      <style:text-properties fo:font-weight="normal" style:font-weight-asian="normal" style:font-weight-complex="normal"/>
    </style:style>
    <style:style style:name="P12" style:family="paragraph" style:parent-style-name="Heading">
      <style:paragraph-properties fo:text-align="end" style:justify-single-word="false"/>
      <style:text-properties fo:font-size="28pt" fo:font-weight="bold" style:font-size-asian="28pt" style:font-weight-asian="bold" style:font-size-complex="28pt" style:font-weight-complex="bold"/>
    </style:style>
    <style:style style:name="P13" style:family="paragraph" style:parent-style-name="Text_20_body">
      <style:paragraph-properties fo:break-before="page"/>
    </style:style>
    <style:style style:name="P14" style:family="paragraph" style:parent-style-name="Text_20_body">
      <style:paragraph-properties fo:break-before="page"/>
      <style:text-properties fo:font-size="12pt" style:font-size-asian="10.5pt" style:font-size-complex="12pt"/>
    </style:style>
    <style:style style:name="P15" style:family="paragraph" style:parent-style-name="Heading">
      <style:paragraph-properties fo:break-before="page"/>
      <style:text-properties fo:font-size="18pt" fo:font-weight="bold" style:font-size-asian="18pt" style:font-weight-asian="bold" style:font-size-complex="18pt" style:font-weight-complex="bold"/>
    </style:style>
    <style:style style:name="P16" style:family="paragraph" style:parent-style-name="Standard">
      <style:paragraph-properties style:text-autospace="none"/>
      <style:text-properties fo:color="#ffffff" style:font-name="DejaVu Sans" fo:font-size="16pt" fo:font-style="normal" fo:font-weight="normal" style:font-name-asian="DejaVu Sans" style:font-size-asian="16pt" style:font-style-asian="normal" style:font-weight-asian="normal" style:font-name-complex="DejaVu Sans" style:font-size-complex="16pt" style:font-style-complex="normal" style:font-weight-complex="normal"/>
    </style:style>
    <style:style style:name="P17" style:family="paragraph" style:parent-style-name="Heading_20_3" style:list-style-name=""/>
    <style:style style:name="P18" style:family="paragraph" style:parent-style-name="Heading_20_3">
      <style:paragraph-properties fo:break-before="page"/>
    </style:style>
    <style:style style:name="P19" style:family="paragraph" style:parent-style-name="Text_20_body" style:master-page-name="First_20_Page">
      <style:paragraph-properties style:page-number="auto"/>
    </style:style>
    <style:style style:name="P20" style:family="paragraph" style:parent-style-name="Text_20_body">
      <style:text-properties fo:font-size="12pt" fo:font-weight="bold" style:font-size-asian="10.5pt" style:font-weight-asian="bold" style:font-size-complex="12pt" style:font-weight-complex="bold"/>
    </style:style>
    <style:style style:name="P21" style:family="paragraph" style:parent-style-name="Text_20_body">
      <style:text-properties fo:font-size="12pt" fo:font-weight="normal" style:font-size-asian="10.5pt" style:font-weight-asian="normal" style:font-size-complex="12pt" style:font-weight-complex="normal"/>
    </style:style>
    <style:style style:name="P22" style:family="paragraph" style:parent-style-name="Text_20_body">
      <style:text-properties fo:font-size="12pt" style:font-size-asian="10.5pt" style:font-size-complex="12pt"/>
    </style:style>
    <style:style style:name="P23" style:family="paragraph" style:parent-style-name="Text_20_body" style:list-style-name="L2">
      <style:text-properties fo:font-size="12pt" style:font-size-asian="10.5pt" style:font-size-complex="12pt"/>
    </style:style>
    <style:style style:name="P24" style:family="paragraph" style:parent-style-name="Text_20_body" style:list-style-name="L1"/>
    <style:style style:name="P25" style:family="paragraph" style:parent-style-name="Text_20_body" style:list-style-name="L3"/>
    <style:style style:name="P26" style:family="paragraph" style:parent-style-name="Text_20_body">
      <style:paragraph-properties fo:break-before="page"/>
    </style:style>
    <style:style style:name="P27" style:family="paragraph" style:parent-style-name="Heading">
      <style:text-properties fo:font-size="18pt" fo:font-weight="bold" style:font-size-asian="18pt" style:font-weight-asian="bold" style:font-size-complex="18pt" style:font-weight-complex="bold"/>
    </style:style>
    <style:style style:name="P28" style:family="paragraph" style:parent-style-name="Heading_20_1">
      <style:text-properties fo:color="#ffffff" style:font-name="DejaVu Sans" fo:font-size="32pt" fo:font-style="normal" fo:font-weight="normal" style:font-name-asian="DejaVu Sans" style:font-size-asian="32pt" style:font-style-asian="normal" style:font-weight-asian="normal" style:font-name-complex="DejaVu Sans" style:font-size-complex="32pt" style:font-style-complex="normal" style:font-weight-complex="normal"/>
    </style:style>
    <style:style style:name="P29" style:family="paragraph" style:parent-style-name="Heading_20_2">
      <style:paragraph-properties fo:break-before="page"/>
    </style:style>
    <style:style style:name="P30" style:family="paragraph" style:parent-style-name="Standard">
      <style:paragraph-properties style:text-autospace="none"/>
      <style:text-properties fo:color="#ffffff" style:font-name="DejaVu Sans" fo:font-size="16pt" fo:font-style="normal" fo:font-weight="normal" style:font-name-asian="DejaVu Sans" style:font-size-asian="16pt" style:font-style-asian="normal" style:font-weight-asian="normal" style:font-name-complex="DejaVu Sans" style:font-size-complex="16pt" style:font-style-complex="normal" style:font-weight-complex="normal"/>
    </style:style>
    <style:style style:name="P31" style:family="paragraph" style:parent-style-name="Standard">
      <style:text-properties fo:font-size="12pt" fo:font-weight="normal" style:font-size-asian="10.5pt" style:font-weight-asian="normal" style:font-size-complex="12pt" style:font-weight-complex="normal"/>
    </style:style>
    <style:style style:name="P32" style:family="paragraph">
      <style:paragraph-properties fo:text-align="center"/>
    </style:style>
    <style:style style:name="P33" style:family="paragraph">
      <style:paragraph-properties fo:text-align="center"/>
      <style:text-properties fo:color="#ffffff" style:font-name="Droid Sans" fo:font-size="88pt" style:font-size-asian="88pt" style:font-size-complex="88pt"/>
    </style:style>
    <style:style style:name="T1" style:family="text">
      <style:text-properties fo:font-weight="bold" style:font-weight-asian="bold" style:font-weight-complex="bol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style:text-position="super 58%"/>
    </style:style>
    <style:style style:name="T4" style:family="text">
      <style:text-properties style:text-position="super 58%" fo:font-size="16pt" fo:font-weight="bold" style:font-size-asian="16pt" style:font-weight-asian="bold" style:font-size-complex="16pt"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fo:color="#ffffff" style:font-name="Droid Sans" fo:font-size="88pt" style:font-size-asian="88pt" style:font-size-complex="88pt"/>
    </style:style>
    <style:style style:name="T7"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999999"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draw:textarea-vertical-align="middle" fo:min-height="4.4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99c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6" style:family="graphic">
      <style:graphic-properties draw:fill="soli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style:style>
    <style:style style:name="gr9" style:family="graphic">
      <style:graphic-properties draw:fill="solid" draw:fill-color="#e6e6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63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
      <text:p text:style-name="P5"/>
      <text:p text:style-name="P5"/>
      <text:p text:style-name="P5"/>
      <text:p text:style-name="P5"/>
      <text:p text:style-name="P5"/>
      <text:p text:style-name="P5"/>
      <text:p text:style-name="P5"/>
      <text:p text:style-name="P5"/>
      <text:p text:style-name="P5"/>
      <text:p text:style-name="P5"/>
      <text:p text:style-name="P12">M<text:span text:style-name="T3">3</text:span> Specification</text:p>
      <text:p text:style-name="P12">Version 1</text:p>
      <text:p text:style-name="P6"/>
      <text:p text:style-name="P15"><text:bookmark text:name="__RefHeading__821_327620544"/>General<text:bookmark-end text:name="__RefHeading__821_327620544"/></text:p>
      <text:p text:style-name="Text_20_body"><text:span text:style-name="T5">M</text:span><text:span text:style-name="T4">3</text:span> or Mass Multi-player Minesweeper is a multi-player minesweeper game developed in order to make a presentation. </text:p>
      <text:p text:style-name="P27">Rule</text:p>
      <text:p text:style-name="Text_20_body">At first, one player create a server instance and join as the master of the game.</text:p>
      <text:p text:style-name="Text_20_body">Master have permission to adjust the game parameters.</text:p>
      <text:p text:style-name="Text_20_body">Master may waiting for others to join or just start the 1 player game.</text:p>
      <text:p text:style-name="Text_20_body">The first click of every user should never be a MINE.</text:p>
      <text:p text:style-name="Text_20_body">The server stat the total opened block in the map for each player.</text:p>
      <text:p text:style-name="Text_20_body">The client will display the field with color of others.</text:p>
      <text:p text:style-name="Text_20_body">Game can has time limit and field size limit or just speed race.</text:p>
      <text:p text:style-name="Text_20_body">The 3BV and other important variables should be calculated in the minefield.</text:p>
      <text:p text:style-name="Text_20_body">Game ends when time-up or field clear or one user win or all users died.</text:p>
      <text:p text:style-name="Text_20_body">Winner rule is defined in game parameters.</text:p>
      <text:p text:style-name="Text_20_body">Basic minesweeper rules.</text:p>
      <text:p text:style-name="P27">Reference</text:p>
      <text:p text:style-name="Text_20_body">http://www.minesweeper.info/wiki/3BV</text:p>
      <text:p text:style-name="Text_20_body"/>
      <text:p text:style-name="Text_20_body"/>
      <text:p text:style-name="P13"/>
      <text:p text:style-name="Text_20_body"/>
      <text:p text:style-name="Text_20_body"/>
      <text:p text:style-name="Text_20_body"><draw:rect text:anchor-type="paragraph" draw:z-index="0" draw:style-name="gr1" draw:text-style-name="P32" svg:width="21.589cm" svg:height="4.44cm" svg:x="-2cm" svg:y="0.303cm"><text:p/></draw:rect><draw:frame text:anchor-type="paragraph" draw:z-index="2" draw:style-name="gr3" draw:text-style-name="P33" svg:width="3.811cm" svg:height="4.405cm" svg:x="15.776cm" svg:y="0.303cm"><draw:text-box><text:p text:style-name="P32"><text:span text:style-name="T6">1</text:span></text:p></draw:text-box></draw:frame><draw:rect text:anchor-type="paragraph" draw:z-index="1" draw:style-name="gr2" draw:text-style-name="P32" svg:width="0.371cm" svg:height="4.964cm" svg:x="15.399cm" svg:y="-0.062cm"><text:p/></draw:rect></text:p>
      <text:p text:style-name="Text_20_body"/>
      <text:p text:style-name="P16">CHAPTER 1</text:p>
      <text:h text:style-name="P28" text:outline-level="1"><text:bookmark text:name="__RefHeading__825_327620544"/>Environment &amp; Techs<text:bookmark-end text:name="__RefHeading__825_327620544"/></text:h>
      <text:p text:style-name="Text_20_body"/>
      <text:p text:style-name="Text_20_body"/>
      <text:p text:style-name="Text_20_body">This section discuss the build environment and technologies using in the project. This chapter also give a brief architecture of the whole system.</text:p>
      <text:p text:style-name="Text_20_body"/>
      <text:p text:style-name="P13"/>
      <text:h text:style-name="Heading_20_2" text:outline-level="2">Environment</text:h>
      <text:h text:style-name="Heading_20_3" text:outline-level="3">OS</text:h>
      <text:p text:style-name="Text_20_body">Development will mostly be done under a <text:span text:style-name="T1">Unix-liked</text:span> or <text:span text:style-name="T1">Linux</text:span> based Operating System. </text:p>
      <text:p text:style-name="Text_20_body">Also Windows is allowed for development of Qt, but not promoted.</text:p>
      <text:h text:style-name="Heading_20_3" text:outline-level="3">Development Tools</text:h>
      <text:p text:style-name="Text_20_body"><text:span text:style-name="T1">Qt4</text:span> Development Suite is used for the current project.</text:p>
      <text:p text:style-name="Text_20_body">The environment should include a full Qt4 support.</text:p>
      <text:h text:style-name="Heading_20_3" text:outline-level="3">Building</text:h>
      <text:p text:style-name="Text_20_body"><text:span text:style-name="T1">GCC</text:span> of course...</text:p>
      <text:h text:style-name="Heading_20_3" text:outline-level="3">Image Processing and UI Design</text:h>
      <text:p text:style-name="Text_20_body"><text:span text:style-name="T1">GIMP</text:span> is used for image processing</text:p>
      <text:p text:style-name="Text_20_body">A UI draft tool called <text:span text:style-name="T1">Pencil</text:span> available as a Firefox plugin or standalone version is used to make a static User Interface design.</text:p>
      <text:p text:style-name="Text_20_body"><text:span text:style-name="T1">= =#</text:span> No suitable tool found for make a full dynamic UX modeling.</text:p>
      <text:h text:style-name="Heading_20_3" text:outline-level="3"/>
      <text:h text:style-name="P29" text:outline-level="2">Architecture Concept</text:h>
      <text:p text:style-name="P2">Basic system is divided into the part of client, server and wrapper.</text:p>
      <text:p text:style-name="P2">Server and client are wrapped in the wrapper and deployed to the end user.</text:p>
      <text:p text:style-name="P2">User start-up the wrapper and then choose the working mode. The server mode will start a server thread and a client thread with local connection parameter; client mode will start a client and ask the user for a server address.</text:p>
      <text:p text:style-name="Standard"/>
      <text:p text:style-name="P13"/>
      <text:p text:style-name="Text_20_body"/>
      <text:p text:style-name="Text_20_body"/>
      <text:p text:style-name="Text_20_body"><draw:rect text:anchor-type="paragraph" draw:z-index="3" draw:style-name="gr1" draw:text-style-name="P32" svg:width="21.589cm" svg:height="4.44cm" svg:x="-2cm" svg:y="0.303cm"><text:p/></draw:rect><draw:rect text:anchor-type="paragraph" draw:z-index="4" draw:style-name="gr2" draw:text-style-name="P32" svg:width="0.371cm" svg:height="4.964cm" svg:x="15.399cm" svg:y="-0.062cm"><text:p/></draw:rect><draw:frame text:anchor-type="paragraph" draw:z-index="5" draw:style-name="gr3" draw:text-style-name="P33" svg:width="3.811cm" svg:height="4.405cm" svg:x="15.776cm" svg:y="0.303cm"><draw:text-box><text:p text:style-name="P32"><text:span text:style-name="T6">2</text:span></text:p></draw:text-box></draw:frame></text:p>
      <text:p text:style-name="Text_20_body"/>
      <text:p text:style-name="P16">CHAPTER 2</text:p>
      <text:h text:style-name="P28" text:outline-level="1"><text:bookmark text:name="__RefHeading__825_3276205441"/>Connector<text:bookmark-end text:name="__RefHeading__825_3276205441"/></text:h>
      <text:p text:style-name="Text_20_body"/>
      <text:p text:style-name="Text_20_body"/>
      <text:p text:style-name="P4">Connector is a program component for both the client and server which keep a protocol and provide primitives for client and server.</text:p>
      <text:p text:style-name="P4"/>
      <text:p text:style-name="P4"><draw:frame text:anchor-type="paragraph" draw:z-index="18" draw:style-name="gr8" draw:text-style-name="P32" svg:width="1.758cm" svg:height="1.324cm" svg:x="7.712cm" svg:y="2.018cm"><draw:text-box><text:p text:style-name="P32">Network Transfer</text:p></draw:text-box></draw:frame><draw:line text:anchor-type="paragraph" draw:z-index="17" draw:style-name="gr7" draw:text-style-name="P32" svg:x1="9.261cm" svg:y1="1.612cm" svg:x2="8.169cm" svg:y2="1.612cm"><text:p/></draw:line><draw:line text:anchor-type="paragraph" draw:z-index="16" draw:style-name="gr7" draw:text-style-name="P32" svg:x1="8.169cm" svg:y1="1.612cm" svg:x2="10.392cm" svg:y2="2.018cm"><text:p/></draw:line><draw:line text:anchor-type="paragraph" draw:z-index="15" draw:style-name="gr7" draw:text-style-name="P32" svg:x1="9.261cm" svg:y1="0.921cm" svg:x2="8.169cm" svg:y2="1.612cm"><text:p/></draw:line><draw:line text:anchor-type="paragraph" draw:z-index="14" draw:style-name="gr7" draw:text-style-name="P32" svg:x1="7.135cm" svg:y1="1.612cm" svg:x2="8.169cm" svg:y2="1.612cm"><text:p/></draw:line><draw:custom-shape text:anchor-type="paragraph" draw:z-index="12" draw:style-name="gr6" draw:text-style-name="P32" svg:width="1.463cm" svg:height="1.519cm" svg:x="10.391cm" svg:y="1.203cm"><text:p text:style-name="P32">Conn.</text:p><draw:enhanced-geometry svg:viewBox="0 0 21600 21600" draw:type="rectangle" draw:enhanced-path="M 0 0 L 21600 0 21600 21600 0 21600 0 0 Z N"/></draw:custom-shape><draw:custom-shape text:anchor-type="paragraph" draw:z-index="10" draw:style-name="gr6" draw:text-style-name="P32" svg:width="1.463cm" svg:height="1.519cm" svg:x="9.26cm" svg:y="0.122cm"><text:p text:style-name="P32">Conn.</text:p><draw:enhanced-geometry svg:viewBox="0 0 21600 21600" draw:type="rectangle" draw:enhanced-path="M 0 0 L 21600 0 21600 21600 0 21600 0 0 Z N"/></draw:custom-shape><draw:custom-shape text:anchor-type="paragraph" draw:z-index="9" draw:style-name="gr6" draw:text-style-name="P32" svg:width="1.463cm" svg:height="1.519cm" svg:x="9.814cm" svg:y="0.672cm"><text:p text:style-name="P32">Conn.</text:p><draw:enhanced-geometry svg:viewBox="0 0 21600 21600" draw:type="rectangle" draw:enhanced-path="M 0 0 L 21600 0 21600 21600 0 21600 0 0 Z N"/></draw:custom-shape><draw:custom-shape text:anchor-type="paragraph" draw:z-index="8" draw:style-name="gr6" draw:text-style-name="P32" svg:width="1.463cm" svg:height="1.519cm" svg:x="5.673cm" svg:y="0.82cm"><text:p text:style-name="P32">Conn.</text:p><draw:enhanced-geometry svg:viewBox="0 0 21600 21600" draw:type="rectangle" draw:enhanced-path="M 0 0 L 21600 0 21600 21600 0 21600 0 0 Z N"/></draw:custom-shape><draw:custom-shape text:anchor-type="paragraph" draw:z-index="13" draw:style-name="gr5" draw:text-style-name="P32" svg:width="5.005cm" svg:height="1.516cm" svg:x="11.853cm" svg:y="1.203cm"><text:p text:style-name="P32">Client Window</text:p><draw:enhanced-geometry svg:viewBox="0 0 21600 21600" draw:type="rectangle" draw:enhanced-path="M 0 0 L 21600 0 21600 21600 0 21600 0 0 Z N"/></draw:custom-shape><draw:custom-shape text:anchor-type="paragraph" draw:z-index="11" draw:style-name="gr5" draw:text-style-name="P32" svg:width="5.005cm" svg:height="1.516cm" svg:x="10.723cm" svg:y="0.122cm"><text:p text:style-name="P32">Client Window</text:p><draw:enhanced-geometry svg:viewBox="0 0 21600 21600" draw:type="rectangle" draw:enhanced-path="M 0 0 L 21600 0 21600 21600 0 21600 0 0 Z N"/></draw:custom-shape><draw:custom-shape text:anchor-type="paragraph" draw:z-index="7" draw:style-name="gr5" draw:text-style-name="P32" svg:width="5.005cm" svg:height="1.516cm" svg:x="11.277cm" svg:y="0.676cm"><text:p text:style-name="P32">Client Window</text:p><draw:enhanced-geometry svg:viewBox="0 0 21600 21600" draw:type="rectangle" draw:enhanced-path="M 0 0 L 21600 0 21600 21600 0 21600 0 0 Z N"/></draw:custom-shape><draw:custom-shape text:anchor-type="paragraph" draw:z-index="6" draw:style-name="gr4" draw:text-style-name="P32" svg:width="5.005cm" svg:height="1.516cm" svg:x="0.669cm" svg:y="0.82cm"><text:p text:style-name="P32">Server Instance</text:p><draw:enhanced-geometry svg:viewBox="0 0 21600 21600" draw:type="rectangle" draw:enhanced-path="M 0 0 L 21600 0 21600 21600 0 21600 0 0 Z N"/></draw:custom-shape></text:p>
      <text:p text:style-name="P4"/>
      <text:p text:style-name="P4"/>
      <text:p text:style-name="P4"/>
      <text:p text:style-name="P4"/>
      <text:p text:style-name="P4"/>
      <text:p text:style-name="P4">The Connector encapsulate the network transfer details and provide service to both server and client window in two different set of primitives.</text:p>
      <text:h text:style-name="P29" text:outline-level="2">Server Side Interface</text:h>
      <text:p text:style-name="Text_20_body"><text:span text:style-name="T2">Server side interface provides service to start a network listen, accept players, and dispatch operations to the Processors(Conductor in the diagram)</text:span></text:p>
      <text:p text:style-name="Text_20_body"><draw:custom-shape text:anchor-type="paragraph" draw:z-index="19" draw:style-name="gr6" draw:text-style-name="P32" svg:width="4.398cm" svg:height="1.519cm" svg:x="6.876cm" svg:y="0.4cm"><text:p text:style-name="P32">Connector</text:p><draw:enhanced-geometry svg:viewBox="0 0 21600 21600" draw:type="rectangle" draw:enhanced-path="M 0 0 L 21600 0 21600 21600 0 21600 0 0 Z N"/></draw:custom-shape><text:span text:style-name="T2"/></text:p>
      <text:p text:style-name="Text_20_body"><text:span text:style-name="T2"/></text:p>
      <text:p text:style-name="Text_20_body"><text:span text:style-name="T2"/></text:p>
      <text:p text:style-name="Text_20_body"><draw:rect text:anchor-type="paragraph" draw:z-index="21" draw:style-name="gr9" draw:text-style-name="P32" svg:width="3.246cm" svg:height="1.378cm" svg:x="3.383cm" svg:y="0.15cm"><text:p text:style-name="P32">Player</text:p></draw:rect><draw:rect text:anchor-type="paragraph" draw:z-index="20" draw:style-name="gr9" draw:text-style-name="P32" svg:width="3.246cm" svg:height="1.378cm" svg:x="11.395cm" svg:y="0.169cm"><text:p text:style-name="P32">Game</text:p></draw:rect><draw:line text:anchor-type="paragraph" draw:z-index="28" draw:style-name="gr7" draw:text-style-name="P32" svg:x1="8.963cm" svg:y1="-0.108cm" svg:x2="6.629cm" svg:y2="0.661cm"><text:p/></draw:line><draw:line text:anchor-type="paragraph" draw:z-index="29" draw:style-name="gr7" draw:text-style-name="P32" svg:x1="8.962cm" svg:y1="-0.108cm" svg:x2="11.394cm" svg:y2="0.589cm"><text:p/></draw:line><draw:frame text:anchor-type="paragraph" draw:z-index="30" draw:style-name="gr10" svg:width="1.733cm" svg:height="0.63cm" svg:x="8.338cm" svg:y="0.152cm"><draw:text-box><text:p>Routing</text:p></draw:text-box></draw:frame><text:span text:style-name="T2"/></text:p>
      <text:p text:style-name="Text_20_body"><text:span text:style-name="T2"/></text:p>
      <text:p text:style-name="Text_20_body"><draw:rect text:anchor-type="paragraph" draw:z-index="26" draw:style-name="gr9" draw:text-style-name="P32" svg:width="3.246cm" svg:height="1.378cm" svg:x="13.102cm" svg:y="0.441cm"><text:p text:style-name="P32">Conductor D</text:p><text:p text:style-name="P32"><text:span text:style-name="T7">Open Field</text:span></text:p></draw:rect><text:span text:style-name="T2"/></text:p>
      <text:p text:style-name="Text_20_body"><draw:rect text:anchor-type="paragraph" draw:z-index="27" draw:style-name="gr9" draw:text-style-name="P32" svg:width="3.246cm" svg:height="1.378cm" svg:x="9.663cm" svg:y="-0.21cm"><text:p text:style-name="P32">Conductor C</text:p><text:p text:style-name="P32"><text:span text:style-name="T7">Game Start</text:span></text:p></draw:rect><draw:rect text:anchor-type="paragraph" draw:z-index="25" draw:style-name="gr9" draw:text-style-name="P32" svg:width="3.246cm" svg:height="1.378cm" svg:x="6.655cm" svg:y="1.522cm"><text:p text:style-name="P32">Conductor F</text:p><text:p text:style-name="P32"><text:span text:style-name="T7">Broadcast Message</text:span></text:p></draw:rect><draw:rect text:anchor-type="paragraph" draw:z-index="24" draw:style-name="gr9" draw:text-style-name="P32" svg:width="3.246cm" svg:height="1.378cm" svg:x="5.117cm" svg:y="-0.185cm"><text:p text:style-name="P32">Conductor B</text:p><text:p text:style-name="P32"><text:span text:style-name="T7">Player Chat</text:span></text:p></draw:rect><draw:rect text:anchor-type="paragraph" draw:z-index="23" draw:style-name="gr9" draw:text-style-name="P32" svg:width="3.246cm" svg:height="1.378cm" svg:x="3.41cm" svg:y="1.522cm"><text:p text:style-name="P32">Conductor E</text:p><text:p text:style-name="P32"><text:span text:style-name="T7">Send Message</text:span></text:p></draw:rect><draw:rect text:anchor-type="paragraph" draw:z-index="22" draw:style-name="gr9" draw:text-style-name="P32" svg:width="3.897cm" svg:height="1.378cm" svg:x="0.882cm" svg:y="-0.21cm"><text:p text:style-name="P32">Conductor A</text:p><text:p text:style-name="P32"><text:span text:style-name="T7">Deal with Player Add</text:span></text:p></draw:rect><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So, a server side connector provides register functions for Processors to be registered and provides an event based programming style interface to the server.</text:span></text:p>
      <text:list xml:id="list1220699186" text:style-name="L1">
        <text:list-item>
          <text:p text:style-name="P24"><text:span text:style-name="T2">Connector maintain the session and the connection.</text:span></text:p>
        </text:list-item>
        <text:list-item>
          <text:p text:style-name="P24"><text:span text:style-name="T2">The sessions will be managed in group, the user session will have access to the sessions in the same group to perform actions. The interface of Session will be described later.</text:span></text:p>
        </text:list-item>
        <text:list-item>
          <text:p text:style-name="P24"><text:span text:style-name="T2">Connector will recognize what the request is and use a factory method to get an instance of corresponding Processor.</text:span></text:p>
        </text:list-item>
        <text:list-item>
          <text:p text:style-name="P24"><text:span text:style-name="T2">Connector will decide who is the user (User in the layer of session, not view) and pass information to Processor</text:span></text:p>
        </text:list-item>
        <text:list-item>
          <text:p text:style-name="P24"><text:span text:style-name="T2">Connector keep the context (state) in a Memento Pattern (Means that connector doesn't care about what is in memory)</text:span></text:p>
        </text:list-item>
      </text:list>
      <text:p text:style-name="Text_20_body"><text:span text:style-name="T2">The interface of Processors will be described later.</text:span></text:p>
      <text:p text:style-name="Text_20_body"><text:span text:style-name="T2"/></text:p>
      <text:p text:style-name="P31"/>
      <text:h text:style-name="P29" text:outline-level="2">Client Side Interface</text:h>
      <text:p text:style-name="Text_20_body"><text:span text:style-name="T2">Client side interface is simpler, provide register interface to register handlers (we call Processor as Listener on the client side), the diagram is exactly the same as the server side.</text:span></text:p>
      <text:list xml:id="list129526314" text:continue-numbering="true" text:style-name="L1">
        <text:list-item>
          <text:p text:style-name="P24"><text:span text:style-name="T2">A set of parameter needed to initialize the connector(Address, Port...)</text:span></text:p>
        </text:list-item>
        <text:list-item>
          <text:p text:style-name="P24"><text:span text:style-name="T2">Connector will maintain only one context and one connection</text:span></text:p>
        </text:list-item>
        <text:list-item>
          <text:p text:style-name="P24"><text:span text:style-name="T2">All I/O actions performed by the Client Processor will be asynchronized (defined by objects in Context)</text:span></text:p>
        </text:list-item>
      </text:list>
      <text:p text:style-name="Text_20_body"><text:span text:style-name="T2"/></text:p>
      <text:p text:style-name="Standard"/>
      <text:p text:style-name="P13"/>
      <text:p text:style-name="Text_20_body"/>
      <text:p text:style-name="Text_20_body"><draw:rect text:anchor-type="paragraph" draw:z-index="32" draw:style-name="gr2" draw:text-style-name="P32" svg:width="0.371cm" svg:height="5.12cm" svg:x="15.399cm" svg:y="0.473cm"><text:p/></draw:rect></text:p>
      <text:p text:style-name="Text_20_body"><draw:rect text:anchor-type="paragraph" draw:z-index="31" draw:style-name="gr1" draw:text-style-name="P32" svg:width="21.589cm" svg:height="4.44cm" svg:x="-2cm" svg:y="0.303cm"><text:p/></draw:rect><draw:frame text:anchor-type="paragraph" draw:z-index="33" draw:style-name="gr3" draw:text-style-name="P33" svg:width="3.811cm" svg:height="4.405cm" svg:x="15.776cm" svg:y="0.303cm"><draw:text-box><text:p text:style-name="P32"><text:span text:style-name="T6">3</text:span></text:p></draw:text-box></draw:frame></text:p>
      <text:p text:style-name="Text_20_body"/>
      <text:p text:style-name="P16">CHAPTER 3</text:p>
      <text:h text:style-name="P28" text:outline-level="1">Server Logic Programming</text:h>
      <text:p text:style-name="Text_20_body"/>
      <text:p text:style-name="Text_20_body"><text:span text:style-name="T2"/></text:p>
      <text:p text:style-name="Text_20_body"><text:span text:style-name="T2">This section describe the logic programming part of the server. Concept of Processor will be described in this section. Processor make the logic event driven and more flexible, reusable.</text:span></text:p>
      <text:p text:style-name="Text_20_body"><text:span text:style-name="T2">This chapter also describes the Context object interface and how the server should make use of it to get state and other things.</text:span></text:p>
      <text:p text:style-name="Text_20_body"/>
      <text:h text:style-name="P29" text:outline-level="2">Processor</text:h>
      <text:p text:style-name="P3">Processor is an unified interface to perform operations defined as:</text:p>
      <text:p text:style-name="P3"/>
      <table:table table:name="Table19" table:style-name="Table19">
        <table:table-column table:style-name="Table19.A"/>
        <table:table-row>
          <table:table-cell table:style-name="Table19.A1" office:value-type="string">
            <text:p text:style-name="P3">Interface {</text:p>
            <text:p text:style-name="P3"><text:tab/>Response action(User Context, Global Context); // Core logic</text:p>
            <text:p text:style-name="P3"><text:tab/>static Interface instance(); // Factory method to inst processor</text:p>
            <text:p text:style-name="P3"><text:tab/>static char* id(); // The identifier</text:p>
            <text:p text:style-name="P3">}</text:p>
          </table:table-cell>
        </table:table-row>
      </table:table>
      <text:p text:style-name="P3"/>
      <text:p text:style-name="P3">And by invoking action(ctx1, ctx2) the processor will be run by the connector</text:p>
      <text:list xml:id="list2154791600" text:style-name="L2">
        <text:list-item>
          <text:p text:style-name="P23"><text:span text:style-name="T1">User Context</text:span> contains the user specific context data, such as session.</text:p>
        </text:list-item>
        <text:list-item>
          <text:p text:style-name="P23"><text:span text:style-name="T1">Global Context</text:span> contains global settings, such as database handler, Read-Only!</text:p>
        </text:list-item>
        <text:list-item>
          <text:p text:style-name="P23"><text:span text:style-name="T1">Return</text:span> value will be recognized as response and have a copy stored in local context as:</text:p>
          <text:list>
            <text:list-item>
              <text:p text:style-name="P23">I@`id()`=”Response Copy”</text:p>
            </text:list-item>
          </text:list>
        </text:list-item>
        <text:list-item>
          <text:p text:style-name="P23"><text:span text:style-name="T1">Return a null value</text:span> will ignore the response action.</text:p>
        </text:list-item>
      </text:list>
      <text:p text:style-name="P3">The two context can be directly accessed from Connector on client side, but hidden on server side.</text:p>
      <text:p text:style-name="P3"/>
      <text:h text:style-name="Heading_20_2" text:outline-level="2">Basic Context Elements</text:h>
      <text:h text:style-name="Heading_20_3" text:outline-level="3">Session</text:h>
      <text:p text:style-name="Text_20_body">To be completed.</text:p>
      <text:p text:style-name="Text_20_body"/>
      <text:p text:style-name="P13"/>
      <text:h text:style-name="Heading_20_2" text:outline-level="2">Working Flow</text:h>
      <text:list xml:id="list2058301948" text:style-name="L3">
        <text:list-item>
          <text:p text:style-name="P25">Server process started</text:p>
        </text:list-item>
        <text:list-item>
          <text:p text:style-name="P25">Find processors in some way</text:p>
        </text:list-item>
        <text:list-item>
          <text:p text:style-name="P25">Instantiate a connector</text:p>
        </text:list-item>
        <text:list-item>
          <text:p text:style-name="P25">Register the processors to the connector</text:p>
        </text:list-item>
        <text:list-item>
          <text:p text:style-name="P25">Waiting for something to happen</text:p>
        </text:list-item>
        <text:list-item>
          <text:p text:style-name="P25">Requested, connector find correct processor path PA/PB/PC</text:p>
        </text:list-item>
        <text:list-item>
          <text:p text:style-name="P25">Mapping to the User Context in memory (Context Pool)</text:p>
        </text:list-item>
        <text:list-item>
          <text:p text:style-name="P25">Get the instance of PA PB PC, store path to user context</text:p>
        </text:list-item>
        <text:list-item>
          <text:p text:style-name="P25">Invoking PA.action(ctx1, ctx2), PB.action(ctx1, ctx2), PC.action(ctx1, ctx2) sequentially.</text:p>
          <text:list>
            <text:list-item>
              <text:p text:style-name="P25">PA.action decorates the ctx1</text:p>
            </text:list-item>
            <text:list-item>
              <text:p text:style-name="P25">PB.action decorates the ctx1</text:p>
              <text:list>
                <text:list-item>
                  <text:p text:style-name="P25">PB.action invoking PD.action(ctx1, ctx2) for some reason</text:p>
                </text:list-item>
              </text:list>
            </text:list-item>
            <text:list-item>
              <text:p text:style-name="P25">PC.action decorates the ctx1</text:p>
            </text:list-item>
          </text:list>
        </text:list-item>
        <text:list-item>
          <text:p text:style-name="P25">Action completed, the returned response of the PC is used for end-up response.</text:p>
        </text:list-item>
      </text:list>
      <text:p text:style-name="Text_20_body"/>
      <text:p text:style-name="Standard"/>
      <text:p text:style-name="P13"/>
      <text:p text:style-name="Text_20_body"/>
      <text:p text:style-name="Text_20_body"><draw:rect text:anchor-type="paragraph" draw:z-index="35" draw:style-name="gr2" draw:text-style-name="P32" svg:width="0.371cm" svg:height="5.12cm" svg:x="15.399cm" svg:y="0.473cm"><text:p/></draw:rect></text:p>
      <text:p text:style-name="Text_20_body"><draw:rect text:anchor-type="paragraph" draw:z-index="34" draw:style-name="gr1" draw:text-style-name="P32" svg:width="21.589cm" svg:height="4.44cm" svg:x="-2cm" svg:y="0.303cm"><text:p/></draw:rect><draw:frame text:anchor-type="paragraph" draw:z-index="36" draw:style-name="gr3" draw:text-style-name="P33" svg:width="3.811cm" svg:height="4.405cm" svg:x="15.776cm" svg:y="0.303cm"><draw:text-box><text:p text:style-name="P32"><text:span text:style-name="T6">4</text:span></text:p></draw:text-box></draw:frame></text:p>
      <text:p text:style-name="Text_20_body"/>
      <text:p text:style-name="P16">CHAPTER 4</text:p>
      <text:h text:style-name="P28" text:outline-level="1">Client Logic Programming</text:h>
      <text:p text:style-name="Text_20_body"/>
      <text:p text:style-name="Text_20_body"><text:span text:style-name="T2"/></text:p>
      <text:p text:style-name="Text_20_body"><text:span text:style-name="T2">Logic programming on client side differs from the logic on server side completely. But with the same Connector mechanism.</text:span></text:p>
      <text:p text:style-name="Text_20_body"/>
      <text:p text:style-name="Text_20_body"/>
      <text:p text:style-name="Text_20_body"/>
      <text:h text:style-name="P29" text:outline-level="2">Interface Specification</text:h>
      <text:p text:style-name="P3">A Server is the core logic unit in the project.</text:p>
      <text:p text:style-name="P3">Server takes the duty of managing the mine field, arbitrate the user actions and send the result to the client.</text:p>
      <text:p text:style-name="P3">So, a server has two main layer: Logic Layer and Communication Layer.</text:p>
      <text:p text:style-name="P3">Also there is two mapping to be maintained on server: Logic-Communication Mapping and Communication-Client mapping.</text:p>
      <text:p text:style-name="P3">And now, one server instance only holds one game on it.</text:p>
      <text:p text:style-name="P3"/>
      <text:p text:style-name="P3"/>
      <text:p text:style-name="P14"/>
      <text:h text:style-name="Heading_20_3" text:outline-level="3">Logic-communication Interface</text:h>
      <text:p text:style-name="P4">Specify how the logic layer work with communication layer.</text:p>
      <text:p text:style-name="P4"/>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table:number-columns-spanned="3" office:value-type="string">
              <text:p text:style-name="P7">L-C Interface</text:p>
            </table:table-cell>
            <table:covered-table-cell/>
            <table:covered-table-cell/>
            <table:table-cell table:style-name="Table17.A1" table:number-columns-spanned="2" office:value-type="string">
              <text:p text:style-name="P7"/>
            </table:table-cell>
            <table:covered-table-cell/>
          </table:table-row>
        </table:table-header-rows>
        <table:table-row>
          <table:table-cell table:style-name="Table17.A2" office:value-type="string">
            <text:p text:style-name="P7">Function</text:p>
          </table:table-cell>
          <table:table-cell table:style-name="Table17.A2" office:value-type="string">
            <text:p text:style-name="P7">Parameters</text:p>
          </table:table-cell>
          <table:table-cell table:style-name="Table17.A2" table:number-columns-spanned="2" office:value-type="string">
            <text:p text:style-name="P7">Return</text:p>
          </table:table-cell>
          <table:covered-table-cell/>
          <table:table-cell table:style-name="Table17.A2" office:value-type="string">
            <text:p text:style-name="P7">Comment</text:p>
          </table:table-cell>
        </table:table-row>
        <table:table-row>
          <table:table-cell table:style-name="Table17.A3" office:value-type="string">
            <text:p text:style-name="P8">initialize</text:p>
          </table:table-cell>
          <table:table-cell table:style-name="Table17.A3" office:value-type="string">
            <text:p text:style-name="P8">SIZE</text:p>
          </table:table-cell>
          <table:table-cell table:style-name="Table17.A3" table:number-columns-spanned="2" office:value-type="string">
            <text:p text:style-name="P8"/>
          </table:table-cell>
          <table:covered-table-cell/>
          <table:table-cell table:style-name="Table17.A3" office:value-type="string">
            <text:p text:style-name="P8">Start the server</text:p>
          </table:table-cell>
        </table:table-row>
        <table:table-row>
          <table:table-cell table:style-name="Table17.A3" office:value-type="string">
            <text:p text:style-name="P8">field</text:p>
          </table:table-cell>
          <table:table-cell table:style-name="Table17.A3" office:value-type="string">
            <text:p text:style-name="P8"/>
          </table:table-cell>
          <table:table-cell table:style-name="Table17.A3" table:number-columns-spanned="2" office:value-type="string">
            <text:p text:style-name="P8">FIELD</text:p>
          </table:table-cell>
          <table:covered-table-cell/>
          <table:table-cell table:style-name="Table17.A3" office:value-type="string">
            <text:p text:style-name="P8">Get the Mine Field</text:p>
          </table:table-cell>
        </table:table-row>
        <table:table-row>
          <table:table-cell table:style-name="Table17.A3" office:value-type="string">
            <text:p text:style-name="P8">size</text:p>
          </table:table-cell>
          <table:table-cell table:style-name="Table17.A3" office:value-type="string">
            <text:p text:style-name="P11"/>
          </table:table-cell>
          <table:table-cell table:style-name="Table17.A3" table:number-columns-spanned="2" office:value-type="string">
            <text:p text:style-name="P11">SIZE</text:p>
          </table:table-cell>
          <table:covered-table-cell/>
          <table:table-cell table:style-name="Table17.A3" office:value-type="string">
            <text:p text:style-name="P8">Get the field size</text:p>
          </table:table-cell>
        </table:table-row>
        <table:table-row>
          <table:table-cell table:style-name="Table17.A3" office:value-type="string">
            <text:p text:style-name="P8">open</text:p>
          </table:table-cell>
          <table:table-cell table:style-name="Table17.A3" office:value-type="string">
            <text:p text:style-name="P8">POINT(X,Y)</text:p>
          </table:table-cell>
          <table:table-cell table:style-name="Table17.A3" table:number-columns-spanned="2" office:value-type="string">
            <text:p text:style-name="P8">FIELD</text:p>
          </table:table-cell>
          <table:covered-table-cell/>
          <table:table-cell table:style-name="Table17.A3" office:value-type="string">
            <text:p text:style-name="P8">Open a mine</text:p>
          </table:table-cell>
        </table:table-row>
        <table:table-row>
          <table:table-cell table:style-name="Table17.A3" office:value-type="string">
            <text:p text:style-name="P8">check</text:p>
          </table:table-cell>
          <table:table-cell table:style-name="Table17.A3" office:value-type="string">
            <text:p text:style-name="P8">POINT(X,Y)</text:p>
          </table:table-cell>
          <table:table-cell table:style-name="Table17.A3" table:number-columns-spanned="2" office:value-type="string">
            <text:p text:style-name="P8">CHECKFIELD</text:p>
          </table:table-cell>
          <table:covered-table-cell/>
          <table:table-cell table:style-name="Table17.A3" office:value-type="string">
            <text:p text:style-name="P8">Check a block and return the field</text:p>
          </table:table-cell>
        </table:table-row>
        <table:table-row>
          <table:table-cell table:style-name="Table17.A1" table:number-columns-spanned="5" office:value-type="string">
            <text:p text:style-name="P9">C-L Interface</text:p>
          </table:table-cell>
          <table:covered-table-cell/>
          <table:covered-table-cell/>
          <table:covered-table-cell/>
          <table:covered-table-cell/>
        </table:table-row>
        <table:table-row>
          <table:table-cell table:style-name="Table17.A2" office:value-type="string">
            <text:p text:style-name="P9">Event</text:p>
          </table:table-cell>
          <table:table-cell table:style-name="Table17.A2" office:value-type="string">
            <text:p text:style-name="P9">Parameters</text:p>
          </table:table-cell>
          <table:table-cell table:style-name="Table17.A2" table:number-columns-spanned="2" office:value-type="string">
            <text:p text:style-name="P9">Return</text:p>
          </table:table-cell>
          <table:covered-table-cell/>
          <table:table-cell table:style-name="Table17.A2" office:value-type="string">
            <text:p text:style-name="P9">Comment</text:p>
          </table:table-cell>
        </table:table-row>
        <table:table-row>
          <table:table-cell table:style-name="Table17.A3" office:value-type="string">
            <text:p text:style-name="P10">complete</text:p>
          </table:table-cell>
          <table:table-cell table:style-name="Table17.A3" office:value-type="string">
            <text:p text:style-name="P10"/>
          </table:table-cell>
          <table:table-cell table:style-name="Table17.A3" table:number-columns-spanned="2" office:value-type="string">
            <text:p text:style-name="P10"/>
          </table:table-cell>
          <table:covered-table-cell/>
          <table:table-cell table:style-name="Table17.A3" office:value-type="string">
            <text:p text:style-name="P10">Successfully complete</text:p>
          </table:table-cell>
        </table:table-row>
        <table:table-row>
          <table:table-cell table:style-name="Table17.A1" table:number-columns-spanned="5" office:value-type="string">
            <text:p text:style-name="P8"/>
          </table:table-cell>
          <table:covered-table-cell/>
          <table:covered-table-cell/>
          <table:covered-table-cell/>
          <table:covered-table-cell/>
        </table:table-row>
      </table:table>
      <text:h text:style-name="P17" text:outline-level="3"/>
      <text:h text:style-name="P18" text:outline-level="3">Server-Client Interface</text:h>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table:number-columns-spanned="4" office:value-type="string">
              <text:p text:style-name="P7">S-C Interface</text:p>
            </table:table-cell>
            <table:covered-table-cell/>
            <table:covered-table-cell/>
            <table:covered-table-cell/>
            <table:table-cell table:style-name="Table18.A1" office:value-type="string">
              <text:p text:style-name="P7"/>
            </table:table-cell>
          </table:table-row>
        </table:table-header-rows>
        <table:table-row>
          <table:table-cell table:style-name="Table18.A2" office:value-type="string">
            <text:p text:style-name="P7">Function</text:p>
          </table:table-cell>
          <table:table-cell table:style-name="Table18.A2" office:value-type="string">
            <text:p text:style-name="P7">Parameters</text:p>
          </table:table-cell>
          <table:table-cell table:style-name="Table18.A2" office:value-type="string">
            <text:p text:style-name="P7">Return</text:p>
          </table:table-cell>
          <table:table-cell table:style-name="Table18.A2" table:number-columns-spanned="2" office:value-type="string">
            <text:p text:style-name="P7">Comment</text:p>
          </table:table-cell>
          <table:covered-table-cell/>
        </table:table-row>
        <table:table-row>
          <table:table-cell table:style-name="Table18.A3" office:value-type="string">
            <text:p text:style-name="P8">start</text:p>
          </table:table-cell>
          <table:table-cell table:style-name="Table18.A3" office:value-type="string">
            <text:p text:style-name="P8">SIZE</text:p>
          </table:table-cell>
          <table:table-cell table:style-name="Table18.A3" office:value-type="string">
            <text:p text:style-name="P8"/>
          </table:table-cell>
          <table:table-cell table:style-name="Table18.A3" table:number-columns-spanned="2" office:value-type="string">
            <text:p text:style-name="P8">Start the server</text:p>
          </table:table-cell>
          <table:covered-table-cell/>
        </table:table-row>
        <table:table-row>
          <table:table-cell table:style-name="Table18.A3" office:value-type="string">
            <text:p text:style-name="P8">user</text:p>
          </table:table-cell>
          <table:table-cell table:style-name="Table18.A3" office:value-type="string">
            <text:p text:style-name="P8">USER</text:p>
          </table:table-cell>
          <table:table-cell table:style-name="Table18.A3" office:value-type="string">
            <text:p text:style-name="P8"/>
          </table:table-cell>
          <table:table-cell table:style-name="Table18.A3" table:number-columns-spanned="2" office:value-type="string">
            <text:p text:style-name="P8">Send player info to server</text:p>
          </table:table-cell>
          <table:covered-table-cell/>
        </table:table-row>
        <table:table-row>
          <table:table-cell table:style-name="Table18.A3" office:value-type="string">
            <text:p text:style-name="P8">size</text:p>
          </table:table-cell>
          <table:table-cell table:style-name="Table18.A3" office:value-type="string">
            <text:p text:style-name="P11"/>
          </table:table-cell>
          <table:table-cell table:style-name="Table18.A3" office:value-type="string">
            <text:p text:style-name="P11">SIZE</text:p>
          </table:table-cell>
          <table:table-cell table:style-name="Table18.A3" table:number-columns-spanned="2" office:value-type="string">
            <text:p text:style-name="P8">Get the field size</text:p>
          </table:table-cell>
          <table:covered-table-cell/>
        </table:table-row>
        <table:table-row>
          <table:table-cell table:style-name="Table18.A3" office:value-type="string">
            <text:p text:style-name="P8">field</text:p>
          </table:table-cell>
          <table:table-cell table:style-name="Table18.A3" office:value-type="string">
            <text:p text:style-name="P11"/>
          </table:table-cell>
          <table:table-cell table:style-name="Table18.A3" office:value-type="string">
            <text:p text:style-name="P11">FIELD</text:p>
          </table:table-cell>
          <table:table-cell table:style-name="Table18.A3" table:number-columns-spanned="2" office:value-type="string">
            <text:p text:style-name="P8">Get the mine field </text:p>
          </table:table-cell>
          <table:covered-table-cell/>
        </table:table-row>
        <table:table-row>
          <table:table-cell table:style-name="Table18.A3" office:value-type="string">
            <text:p text:style-name="P8">open</text:p>
          </table:table-cell>
          <table:table-cell table:style-name="Table18.A3" office:value-type="string">
            <text:p text:style-name="P8">POINT(X,Y)</text:p>
          </table:table-cell>
          <table:table-cell table:style-name="Table18.A3" office:value-type="string">
            <text:p text:style-name="P8">FIELDDIFF</text:p>
          </table:table-cell>
          <table:table-cell table:style-name="Table18.A3" table:number-columns-spanned="2" office:value-type="string">
            <text:p text:style-name="P8">Open a mine</text:p>
          </table:table-cell>
          <table:covered-table-cell/>
        </table:table-row>
        <table:table-row>
          <table:table-cell table:style-name="Table18.A3" office:value-type="string">
            <text:p text:style-name="P8">check</text:p>
          </table:table-cell>
          <table:table-cell table:style-name="Table18.A3" office:value-type="string">
            <text:p text:style-name="P8">POINT(X,Y)</text:p>
          </table:table-cell>
          <table:table-cell table:style-name="Table18.A3" office:value-type="string">
            <text:p text:style-name="P8">CHECKFIELDDIFF</text:p>
          </table:table-cell>
          <table:table-cell table:style-name="Table18.A3" table:number-columns-spanned="2" office:value-type="string">
            <text:p text:style-name="P8">Check a block and return the field</text:p>
          </table:table-cell>
          <table:covered-table-cell/>
        </table:table-row>
        <table:table-row>
          <table:table-cell table:style-name="Table18.A3" office:value-type="string">
            <text:p text:style-name="P8">exit</text:p>
          </table:table-cell>
          <table:table-cell table:style-name="Table18.A3" office:value-type="string">
            <text:p text:style-name="P8"/>
          </table:table-cell>
          <table:table-cell table:style-name="Table18.A3" office:value-type="string">
            <text:p text:style-name="P8"/>
          </table:table-cell>
          <table:table-cell table:style-name="Table18.A3" table:number-columns-spanned="2" office:value-type="string">
            <text:p text:style-name="P8">Exit a server</text:p>
          </table:table-cell>
          <table:covered-table-cell/>
        </table:table-row>
        <table:table-row>
          <table:table-cell table:style-name="Table18.A1" table:number-columns-spanned="5" office:value-type="string">
            <text:p text:style-name="P9">C-S Interface</text:p>
          </table:table-cell>
          <table:covered-table-cell/>
          <table:covered-table-cell/>
          <table:covered-table-cell/>
          <table:covered-table-cell/>
        </table:table-row>
        <table:table-row>
          <table:table-cell table:style-name="Table18.A2" office:value-type="string">
            <text:p text:style-name="P9">Event</text:p>
          </table:table-cell>
          <table:table-cell table:style-name="Table18.A2" office:value-type="string">
            <text:p text:style-name="P9">Parameters</text:p>
          </table:table-cell>
          <table:table-cell table:style-name="Table18.A2" office:value-type="string">
            <text:p text:style-name="P9">Return</text:p>
          </table:table-cell>
          <table:table-cell table:style-name="Table18.A2" table:number-columns-spanned="2" office:value-type="string">
            <text:p text:style-name="P9">Comment</text:p>
          </table:table-cell>
          <table:covered-table-cell/>
        </table:table-row>
        <table:table-row>
          <table:table-cell table:style-name="Table18.A3" office:value-type="string">
            <text:p text:style-name="P10">lose</text:p>
          </table:table-cell>
          <table:table-cell table:style-name="Table18.A3" office:value-type="string">
            <text:p text:style-name="P10">player</text:p>
          </table:table-cell>
          <table:table-cell table:style-name="Table18.A3" office:value-type="string">
            <text:p text:style-name="P10"/>
          </table:table-cell>
          <table:table-cell table:style-name="Table18.A3" table:number-columns-spanned="2" office:value-type="string">
            <text:p text:style-name="P10">Declare a player's lost</text:p>
          </table:table-cell>
          <table:covered-table-cell/>
        </table:table-row>
        <table:table-row>
          <table:table-cell table:style-name="Table18.A3" office:value-type="string">
            <text:p text:style-name="P10">players</text:p>
          </table:table-cell>
          <table:table-cell table:style-name="Table18.A3" office:value-type="string">
            <text:p text:style-name="P10">players</text:p>
          </table:table-cell>
          <table:table-cell table:style-name="Table18.A3" office:value-type="string">
            <text:p text:style-name="P10"/>
          </table:table-cell>
          <table:table-cell table:style-name="Table18.A3" table:number-columns-spanned="2" office:value-type="string">
            <text:p text:style-name="P10">Push new player list to client</text:p>
          </table:table-cell>
          <table:covered-table-cell/>
        </table:table-row>
        <table:table-row>
          <table:table-cell table:style-name="Table18.A1" table:number-columns-spanned="5" office:value-type="string">
            <text:p text:style-name="P8"/>
          </table:table-cell>
          <table:covered-table-cell/>
          <table:covered-table-cell/>
          <table:covered-table-cell/>
          <table:covered-table-cell/>
        </table:table-row>
      </table:table>
      <text:p text:style-name="Text_20_body"/>
      <text:p text:style-name="Text_20_body"/>
      <text:p text:style-name="Text_20_body"/>
      <text:p text:style-name="P20"/>
      <text:p text:style-name="P13"/>
      <text:p text:style-name="Text_20_body"/>
      <text:p text:style-name="Text_20_body"/>
      <text:p text:style-name="Text_20_body"><draw:rect text:anchor-type="paragraph" draw:z-index="37" draw:style-name="gr1" draw:text-style-name="P32" svg:width="21.589cm" svg:height="4.44cm" svg:x="-2cm" svg:y="0.303cm"><text:p/></draw:rect><draw:rect text:anchor-type="paragraph" draw:z-index="38" draw:style-name="gr2" draw:text-style-name="P32" svg:width="0.371cm" svg:height="4.961cm" svg:x="15.399cm" svg:y="-0.058cm"><text:p/></draw:rect><draw:frame text:anchor-type="paragraph" draw:z-index="39" draw:style-name="gr3" draw:text-style-name="P33" svg:width="3.811cm" svg:height="4.405cm" svg:x="15.776cm" svg:y="0.303cm"><draw:text-box><text:p text:style-name="P32"><text:span text:style-name="T6">5</text:span></text:p></draw:text-box></draw:frame></text:p>
      <text:p text:style-name="Text_20_body"/>
      <text:p text:style-name="P16">CHAPTER 5</text:p>
      <text:h text:style-name="P28" text:outline-level="1">User Interface Guide</text:h>
      <text:p text:style-name="Text_20_body"/>
      <text:p text:style-name="Text_20_body"/>
      <text:p text:style-name="Text_20_body">Here introduce the Instructions on how to build a user interface for MMM. Also some rough idea about the user interface design.</text:p>
      <text:p text:style-name="Text_20_body"/>
      <text:p text:style-name="P3"/>
      <text:p text:style-name="P3"/>
      <text:p text:style-name="Text_20_body"/>
      <text:p text:style-name="Text_20_body"/>
      <text:p text:style-name="P20"/>
      <text:p text:style-name="P13"/>
      <text:p text:style-name="Text_20_body"/>
      <text:p text:style-name="Text_20_body"/>
      <text:p text:style-name="Text_20_body"><draw:rect text:anchor-type="paragraph" draw:z-index="40" draw:style-name="gr1" draw:text-style-name="P32" svg:width="21.589cm" svg:height="4.44cm" svg:x="-2cm" svg:y="0.303cm"><text:p/></draw:rect><draw:rect text:anchor-type="paragraph" draw:z-index="41" draw:style-name="gr2" draw:text-style-name="P32" svg:width="0.371cm" svg:height="4.961cm" svg:x="15.399cm" svg:y="-0.058cm"><text:p/></draw:rect><draw:frame text:anchor-type="paragraph" draw:z-index="42" draw:style-name="gr3" draw:text-style-name="P33" svg:width="3.811cm" svg:height="4.405cm" svg:x="15.776cm" svg:y="0.303cm"><draw:text-box><text:p text:style-name="P32"><text:span text:style-name="T6">6</text:span></text:p></draw:text-box></draw:frame></text:p>
      <text:p text:style-name="Text_20_body"/>
      <text:p text:style-name="P16">CHAPTER 6</text:p>
      <text:h text:style-name="P28" text:outline-level="1">Errors</text:h>
      <text:p text:style-name="Text_20_body"/>
      <text:p text:style-name="Text_20_body"/>
      <text:p text:style-name="Text_20_body">This chapter introduce the error code and definition of the errors. </text:p>
      <text:p text:style-name="Text_20_body"/>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svg:font-family="Courier" style:font-adornments="Regular" style:font-family-generic="modern" style:font-pitch="fixed"/>
    <style:font-face style:name="Bitstream Charter" svg:font-family="'Bitstream Charter'" style:font-family-generic="roman" style:font-pitch="variable"/>
    <style:font-face style:name="Bitstream Charter1" svg:font-family="'Bitstream Charter'" style:font-family-generic="swiss" style:font-pitch="variable"/>
    <style:font-face style:name="DejaVu Sans" svg:font-family="'DejaVu Sans'" style:font-family-generic="swiss" style:font-pitch="variable"/>
    <style:font-face style:name="Droid Sans" svg:font-family="'Droid Sans'" style:font-family-generic="swiss" style:font-pitch="variable"/>
    <style:font-face style:name="DejaVu Sans1" svg:font-family="'DejaVu Sans'"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Charter"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Courier" style:font-size-asian="10.5pt"/>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微软雅黑"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fo:font-size="32pt"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8pt" fo:font-style="normal" fo:font-weight="bold" style:font-size-asian="14pt" style:font-style-asian="italic" style:font-weight-asian="bold" style:font-size-complex="14pt" style:font-style-complex="italic" style:font-weight-complex="normal"/>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chapter text:display="name" text:outline-level="1">Errors</text:chapter> - Page <text:page-number text:select-page="current">17</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enoshino </meta:initial-creator>
    <meta:creation-date>2012-02-29T14:14:54</meta:creation-date>
    <dc:date>2012-04-13T14:24:48</dc:date>
    <dc:creator>羽の篠 </dc:creator>
    <meta:editing-duration>P1DT7H29M36S</meta:editing-duration>
    <meta:editing-cycles>2297</meta:editing-cycles>
    <meta:generator>LibreOffice/3.4$Unix LibreOffice_project/340m1$Build-502</meta:generator>
    <meta:document-statistic meta:table-count="3" meta:image-count="0" meta:object-count="0" meta:page-count="17" meta:paragraph-count="178" meta:word-count="1174" meta:character-count="7069" meta:non-whitespace-character-count="6093"/>
  </office:meta>
</office:document-meta>
</file>